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/>
    </style:style>
    <style:style style:name="P2" style:family="paragraph" style:parent-style-name="Standard">
      <style:paragraph-properties fo:margin-left="0.5in" fo:margin-right="0in" fo:text-indent="0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/>
      <style:text-properties fo:font-weight="bold" style:font-weight-asian="bold"/>
    </style:style>
    <style:style style:name="P4" style:family="paragraph" style:parent-style-name="Standard" style:master-page-name="Standard">
      <style:paragraph-properties fo:margin-left="0.5in" fo:margin-right="0in" fo:text-indent="0in" style:auto-text-indent="false" style:page-number="1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1in" fo:margin-right="0in" fo:text-indent="-0.25in" style:auto-text-indent="false"/>
    </style:style>
    <style:style style:name="P7" style:family="paragraph" style:parent-style-name="Standard" style:list-style-name="WWNum1">
      <style:paragraph-properties fo:margin-left="1in" fo:margin-right="0in" fo:text-indent="-0.25in" style:auto-text-indent="false"/>
    </style:style>
    <style:style style:name="P8" style:family="paragraph" style:parent-style-name="Standard" style:list-style-name="WWNum2">
      <style:paragraph-properties fo:margin-left="1in" fo:margin-right="0in" fo:margin-top="0in" fo:margin-bottom="0.139in" loext:contextual-spacing="false" fo:line-height="115%" fo:text-indent="-0.25in" style:auto-text-indent="false">
        <style:tab-stops>
          <style:tab-stop style:position="0.8335in"/>
        </style:tab-stops>
      </style:paragraph-properties>
    </style:style>
    <style:style style:name="P9" style:family="paragraph" style:parent-style-name="Standard" style:list-style-name="WWNum2">
      <style:paragraph-properties fo:margin-left="1.5in" fo:margin-right="0in" fo:text-indent="-0.25in" style:auto-text-indent="false"/>
    </style:style>
    <style:style style:name="P10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11" style:family="paragraph" style:parent-style-name="Standard" style:list-style-name="WWNum2">
      <style:paragraph-properties fo:margin-left="2in" fo:margin-right="0in" fo:text-indent="-0.25in" style:auto-text-indent="false"/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Standard" style:list-style-name="WWNum2">
      <style:paragraph-properties fo:margin-left="1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4" style:family="paragraph" style:parent-style-name="Standard" style:list-style-name="WWNum2">
      <style:paragraph-properties fo:margin-left="2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5" style:family="paragraph" style:parent-style-name="Standard">
      <loext:graphic-properties draw:fill="solid" draw:fill-color="#ffffff"/>
      <style:paragraph-properties fo:margin-top="0.0417in" fo:margin-bottom="0in" loext:contextual-spacing="false" fo:line-height="100%" fo:background-color="#ffffff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fo:font-size="12pt" style:font-size-asian="12pt" style:font-size-complex="12pt" fo:background-color="#ffffff"/>
    </style:style>
    <style:style style:name="T3" style:family="text">
      <style:text-properties fo:color="#1155cc" fo:font-size="12pt" style:font-size-asian="12pt" style:font-size-complex="12pt"/>
    </style:style>
    <style:style style:name="T4" style:family="text">
      <style:text-properties fo:color="#24292f" fo:font-size="12pt" style:font-size-asian="12pt" style:font-size-complex="12pt" fo:background-color="#ffffff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text-underline-style="none"/>
    </style:style>
    <style:style style:name="T7" style:family="text">
      <style:text-properties fo:color="#2980b9" fo:font-size="12pt" style:font-size-asian="12pt" style:font-size-complex="12pt" fo:background-color="#ffffff"/>
    </style:style>
    <style:style style:name="T8" style:family="text">
      <style:text-properties fo:color="#2980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Topics:</text:span></text:p>
      <text:p text:style-name="P2"/>
      <text:list xml:id="list49297210" text:style-name="WWNum2">
        <text:list-item>
          <text:p text:style-name="P5">Pandas, Numpy and Matplotlib</text:p>
        </text:list-item>
      </text:list>
      <text:p text:style-name="P2"><text:a xlink:type="simple" xlink:href="https://www.dataquest.io/m/289-introduction-to-numpy/" text:style-name="ListLabel_20_19" text:visited-style-name="ListLabel_20_19"><text:span text:style-name="T2">https://www.dataquest.io/m/289-introduction-to-numpy/</text:span></text:a><text:span text:style-name="T4"> </text:span><text:a xlink:type="simple" xlink:href="https://cloudxlab.com/blog/numpy-pandas-introduction/" text:style-name="ListLabel_20_19" text:visited-style-name="ListLabel_20_19"><text:span text:style-name="T2">https://cloudxlab.com/blog/numpy-pandas-introduction/</text:span></text:a></text:p>
      <text:p text:style-name="P2"><text:a xlink:type="simple" xlink:href="https://www.hackerearth.com/practice/machine-learning/data-manipulation-visualisation-r-python/tutorial-data-manipulation-numpy-pandas-python/tutorial/" text:style-name="ListLabel_20_19" text:visited-style-name="ListLabel_20_19"><text:span text:style-name="T2">https://www.hackerearth.com/practice/machine-learning/data-manipulation-visualisation-r-python/tutorial-data-manipulation-numpy-pandas-python/tutorial/</text:span></text:a></text:p>
      <text:p text:style-name="P2"><text:a xlink:type="simple" xlink:href="https://towardsdatascience.com/data-visualization-using-matplotlib-16f1aae5ce70" text:style-name="ListLabel_20_19" text:visited-style-name="ListLabel_20_19"><text:span text:style-name="T2">https://towardsdatascience.com/data-visualization-using-matplotlib-16f1aae5ce70</text:span></text:a></text:p>
      <text:list xml:id="list210204342748723" text:continue-numbering="true" text:style-name="WWNum2">
        <text:list-item>
          <text:p text:style-name="P5">Introduction to Machine Learning</text:p>
          <text:list>
            <text:list-item>
              <text:p text:style-name="P6"><text:tab/>Need for Machine Learning, </text:p>
            </text:list-item>
            <text:list-item>
              <text:p text:style-name="P6">Basic Principles</text:p>
            </text:list-item>
            <text:list-item>
              <text:p text:style-name="P6">Applications</text:p>
            </text:list-item>
            <text:list-item>
              <text:p text:style-name="P6">Challenges </text:p>
            </text:list-item>
            <text:list-item>
              <text:p text:style-name="P6">Types of Machine Learning: </text:p>
              <text:list>
                <text:list-item>
                  <text:p text:style-name="P9">Supervised Learning</text:p>
                </text:list-item>
                <text:list-item>
                  <text:p text:style-name="P9">Unsupervised Learning</text:p>
                </text:list-item>
                <text:list-item>
                  <text:p text:style-name="P9">Reinforcement Learning</text:p>
                </text:list-item>
              </text:list>
            </text:list-item>
          </text:list>
        </text:list-item>
        <text:list-item>
          <text:p text:style-name="P5">Supervised Learning</text:p>
          <text:list>
            <text:list-item>
              <text:p text:style-name="P8">Naive Bayes algorithm<text:span text:style-name="T5">: </text:span>Mathematics behind naive bayes algorithm. Numerical Example of naive bayes algorithm. Practical implementation of <text:s/>naive bayes algorithm</text:p>
            </text:list-item>
            <text:list-item>
              <text:p text:style-name="P6">Linear Regression</text:p>
              <text:list>
                <text:list-item>
                  <text:p text:style-name="P9">Ordinary Least Square method</text:p>
                </text:list-item>
                <text:list-item>
                  <text:p text:style-name="P9">Simple Linear Regression</text:p>
                  <text:list>
                    <text:list-item>
                      <text:p text:style-name="P11">Making predictions</text:p>
                    </text:list-item>
                    <text:list-item>
                      <text:p text:style-name="P11">Cost function(SSE)</text:p>
                    </text:list-item>
                    <text:list-item>
                      <text:p text:style-name="P11">Gradient descent</text:p>
                    </text:list-item>
                    <text:list-item>
                      <text:p text:style-name="P11">Training</text:p>
                    </text:list-item>
                    <text:list-item>
                      <text:p text:style-name="P11">Model evaluation</text:p>
                    </text:list-item>
                  </text:list>
                </text:list-item>
                <text:list-item>
                  <text:p text:style-name="P9"><text:soft-page-break/>Multivariable Linear Regression</text:p>
                </text:list-item>
                <text:list-item>
                  <text:p text:style-name="P9">Polynomial Regression</text:p>
                </text:list-item>
                <text:list-item>
                  <text:p text:style-name="P9">Applications</text:p>
                </text:list-item>
              </text:list>
            </text:list-item>
          </text:list>
        </text:list-item>
      </text:list>
      <text:p text:style-name="P12"><text:span text:style-name="T7">Refer following free course on datacamp. Regression models: fitting them and evaluating their performance</text:span></text:p>
      <text:list xml:id="list210203451111152" text:continue-numbering="true" text:style-name="WWNum2">
        <text:list-item>
          <text:list>
            <text:list-item>
              <text:p text:style-name="P6">Logistic Regression</text:p>
              <text:list>
                <text:list-item>
                  <text:p text:style-name="P13">Comparison to linear regression</text:p>
                </text:list-item>
                <text:list-item>
                  <text:p text:style-name="P13">Types of logistic regression</text:p>
                </text:list-item>
                <text:list-item>
                  <text:p text:style-name="P13">Binary vs Multi class logistic regression</text:p>
                </text:list-item>
                <text:list-item>
                  <text:p text:style-name="P13">Sigmoid Function</text:p>
                </text:list-item>
                <text:list-item>
                  <text:p text:style-name="P13">Decision boundary</text:p>
                </text:list-item>
                <text:list-item>
                  <text:p text:style-name="P13">Probability to Class labels mapping</text:p>
                </text:list-item>
                <text:list-item>
                  <text:p text:style-name="P13">Log Loss function</text:p>
                </text:list-item>
                <text:list-item>
                  <text:p text:style-name="P13">Gradient descent</text:p>
                </text:list-item>
                <text:list-item>
                  <text:p text:style-name="P13">Training and Testing</text:p>
                </text:list-item>
                <text:list-item>
                  <text:p text:style-name="P13">Multiclass logistic regression</text:p>
                  <text:list>
                    <text:list-item>
                      <text:p text:style-name="P14">Softmax activation</text:p>
                    </text:list-item>
                  </text:list>
                </text:list-item>
                <text:list-item>
                  <text:p text:style-name="P9">Applications</text:p>
                </text:list-item>
              </text:list>
            </text:list-item>
          </text:list>
        </text:list-item>
      </text:list>
      <text:p text:style-name="P12"/>
      <text:p text:style-name="P1"><text:a xlink:type="simple" xlink:href="https://medium.com/@anishsingh20/logistic-regression-in-python-423c8d32838b" text:style-name="ListLabel_20_20" text:visited-style-name="ListLabel_20_20"><text:span text:style-name="T3">https://medium.com/@anishsingh20/logistic-regression-in-python-423c8d32838b</text:span></text:a></text:p>
      <text:p text:style-name="P15"><text:a xlink:type="simple" xlink:href="https://www.datacamp.com/community/tutorials/understanding-logistic-regression-python" text:style-name="ListLabel_20_20" text:visited-style-name="ListLabel_20_20"><text:span text:style-name="T3">https://www.datacamp.com/community/tutorials/understanding-logistic-regression-python</text:span></text:a></text:p>
      <text:p text:style-name="P15"><text:a xlink:type="simple" xlink:href="https://towardsdatascience.com/logistic-regression-python-7c451928efee" text:style-name="ListLabel_20_20" text:visited-style-name="ListLabel_20_20"><text:span text:style-name="T3">https://towardsdatascience.com/logistic-regression-python-7c451928efee</text:span></text:a></text:p>
      <text:p text:style-name="P15"><text:a xlink:type="simple" xlink:href="https://towardsdatascience.com/building-a-logistic-regression-in-python-step-by-step-becd4d56c9c8" text:style-name="ListLabel_20_20" text:visited-style-name="ListLabel_20_20"><text:span text:style-name="T3">https://towardsdatascience.com/building-a-logistic-regression-in-python-step-by-step-becd4d56c9c8</text:span></text:a></text:p>
      <text:p text:style-name="P15"><text:a xlink:type="simple" xlink:href="https://scikit-learn.org/stable/modules/generated/sklearn.linear_model.LogisticRegression.html" text:style-name="ListLabel_20_20" text:visited-style-name="ListLabel_20_20"><text:span text:style-name="T3">https://scikit-learn.org/stable/modules/generated/sklearn.linear_model.LogisticRegression.html</text:span></text:a></text:p>
      <text:p text:style-name="P12"/>
      <text:list xml:id="list210203545977249" text:continue-numbering="true" text:style-name="WWNum2">
        <text:list-item>
          <text:list>
            <text:list-item>
              <text:p text:style-name="P6">K Nearest Neighbors</text:p>
              <text:list>
                <text:list-item>
                  <text:p text:style-name="P9">Regression and Classification</text:p>
                </text:list-item>
                <text:list-item>
                  <text:p text:style-name="P9"><text:soft-page-break/>Deciding values of K</text:p>
                </text:list-item>
                <text:list-item>
                  <text:p text:style-name="P9">Training and Testing</text:p>
                </text:list-item>
                <text:list-item>
                  <text:p text:style-name="P9">Applications</text:p>
                </text:list-item>
              </text:list>
            </text:list-item>
            <text:list-item>
              <text:p text:style-name="P6">Training Testing Splits and Cross-Validation</text:p>
            </text:list-item>
            <text:list-item>
              <text:p text:style-name="P6"><text:a xlink:type="simple" xlink:href="https://www.analyticsvidhya.com/blog/2018/03/introduction-k-neighbours-algorithm-clustering/" text:style-name="ListLabel_20_19" text:visited-style-name="ListLabel_20_19"><text:span text:style-name="T2">https://www.analyticsvidhya.com/blog/2018/03/introduction-k-neighbours-algorithm-clustering/</text:span></text:a></text:p>
            </text:list-item>
          </text:list>
        </text:list-item>
        <text:list-item>
          <text:p text:style-name="P5">Goodness of Model</text:p>
          <text:list>
            <text:list-item>
              <text:p text:style-name="P6">Confusion Matrix</text:p>
            </text:list-item>
            <text:list-item>
              <text:p text:style-name="P6">Accuracy</text:p>
            </text:list-item>
            <text:list-item>
              <text:p text:style-name="P6">Precision</text:p>
            </text:list-item>
            <text:list-item>
              <text:p text:style-name="P6">Recall</text:p>
            </text:list-item>
            <text:list-item>
              <text:p text:style-name="P6">F1 core</text:p>
            </text:list-item>
            <text:list-item>
              <text:p text:style-name="P6">Sum of Squared Error</text:p>
            </text:list-item>
            <text:list-item>
              <text:p text:style-name="P6">Root Mean Squared Error</text:p>
            </text:list-item>
            <text:list-item>
              <text:p text:style-name="P6">R2 Score</text:p>
            </text:list-item>
          </text:list>
        </text:list-item>
      </text:list>
      <text:p text:style-name="P12"><text:span text:style-name="T4"><text:s/></text:span><text:a xlink:type="simple" xlink:href="https://www.analyticsvidhya.com/blog/2019/08/11-important-model-evaluation-error-metrics/" text:style-name="ListLabel_20_19" text:visited-style-name="ListLabel_20_19"><text:span text:style-name="T2">https://www.analyticsvidhya.com/blog/2019/08/11-important-model-evaluation-error-metrics/</text:span></text:a></text:p>
      <text:p text:style-name="P12"/>
      <text:p text:style-name="P12"/>
      <text:p text:style-name="P2"><text:span text:style-name="T1">Sample Questions</text:span></text:p>
      <text:p text:style-name="P3"/>
      <text:list xml:id="list2456230986" text:style-name="WWNum1">
        <text:list-item>
          <text:p text:style-name="P7">Sigmoid is given as h = 1/1+e^-z. Now x = [5.72,6.1,4.2] <text:s/>and y = [in,in,out]. What would be the h. Assume all values of weight vectors are zero.</text:p>
        </text:list-item>
        <text:list-item>
          <text:p text:style-name="P7">Which of the following is an application of supervised learning?</text:p>
          <text:list>
            <text:list-item>
              <text:p text:style-name="P10">Around 500000 public opinions about political elections are given in a small text format and estimate which party will win the election.</text:p>
            </text:list-item>
            <text:list-item>
              <text:p text:style-name="P10">Estimate price of a Second-hand car based on given conditions.</text:p>
            </text:list-item>
            <text:list-item>
              <text:p text:style-name="P10">Divide customers based on their buying habits</text:p>
            </text:list-item>
            <text:list-item>
              <text:p text:style-name="P10">Estimate which mutual fund is buyable.</text:p>
            </text:list-item>
          </text:list>
        </text:list-item>
        <text:list-item>
          <text:p text:style-name="P7">What is Type I error? Explain in 1 line.</text:p>
        </text:list-item>
        <text:list-item>
          <text:p text:style-name="P7"><text:soft-page-break/>Write a python function named ED for finding Nearest neighbors using Euclidean Distance.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fo:font-size="12pt" style:font-size-asian="12pt" style:font-size-complex="12pt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fo:font-size="12pt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2" meta:word-count="343" meta:character-count="2990" meta:non-whitespace-character-count="2772"/>
    <meta:generator>LibreOfficeDev/6.0.5.2$Linux_X86_64 LibreOffice_project/</meta:generator>
  </office:meta>
</office:document-meta>
</file>